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7EB11E2E53ED9236.png" manifest:media-type="image/png"/>
  <manifest:file-entry manifest:full-path="Pictures/1000020100000018000000186FB8991FA3D7FD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cm" table:align="left" fo:background-color="#f9f9f9">
        <style:background-image/>
      </style:table-properties>
    </style:style>
    <style:style style:name="Tabelle3.A" style:family="table-column">
      <style:table-column-properties style:column-width="5.472cm"/>
    </style:style>
    <style:style style:name="Tabelle3.B" style:family="table-column">
      <style:table-column-properties style:column-width="11.529cm"/>
    </style:style>
    <style:style style:name="Tabelle3.A1" style:family="table-cell">
      <style:table-cell-properties style:vertical-align="middle" fo:padding="0.049cm" fo:border="0.05pt solid #aaaaaa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1.2" style:family="table-row">
      <style:table-row-properties fo:background-color="#ffffff">
        <style:background-image/>
      </style:table-row-properties>
    </style:style>
    <style:style style:name="Tabelle1.A2" style:family="table-cell">
      <style:table-cell-properties style:vertical-align="middle" fo:padding="0.049cm" fo:border="none"/>
    </style:style>
    <style:style style:name="Tabelle1.3" style:family="table-row">
      <style:table-row-properties fo:background-color="#e8e8e8">
        <style:background-image/>
      </style:table-row-properties>
    </style:style>
    <style:style style:name="Tabelle1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1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1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4" style:family="table-cell">
      <style:table-cell-properties style:vertical-align="middle" fo:padding="0cm" fo:border="none"/>
    </style:style>
    <style:style style:name="Tabelle1.A5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5" style:family="table-cell">
      <style:table-cell-properties style:vertical-align="middle" fo:padding="0cm" fo:border="none"/>
    </style:style>
    <style:style style:name="Tabelle1.A6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6" style:family="table-cell">
      <style:table-cell-properties style:vertical-align="middle" fo:padding="0cm" fo:border="none"/>
    </style:style>
    <style:style style:name="Tabelle2" style:family="table">
      <style:table-properties style:width="22.324cm" table:align="left"/>
    </style:style>
    <style:style style:name="Tabelle2.A" style:family="table-column">
      <style:table-column-properties style:column-width="1.526cm"/>
    </style:style>
    <style:style style:name="Tabelle2.B" style:family="table-column">
      <style:table-column-properties style:column-width="20.798cm"/>
    </style:style>
    <style:style style:name="Tabelle2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2.2" style:family="table-row">
      <style:table-row-properties fo:background-color="#ffffff">
        <style:background-image/>
      </style:table-row-properties>
    </style:style>
    <style:style style:name="Tabelle2.A2" style:family="table-cell">
      <style:table-cell-properties style:vertical-align="middle" fo:padding="0.049cm" fo:border="none"/>
    </style:style>
    <style:style style:name="Tabelle2.3" style:family="table-row">
      <style:table-row-properties fo:background-color="#e8e8e8">
        <style:background-image/>
      </style:table-row-properties>
    </style:style>
    <style:style style:name="Tabelle2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2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2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2.B4" style:family="table-cell">
      <style:table-cell-properties style:vertical-align="middle" fo:padding="0.049cm" fo:border="none"/>
    </style:style>
    <style:style style:name="P1" style:family="paragraph" style:parent-style-name="Text_20_body">
      <loext:graphic-properties draw:fill="none"/>
      <style:paragraph-properties fo:line-height="100%" fo:background-color="transparent"/>
      <style:text-properties style:font-name="Arial" fo:font-size="9pt" officeooo:paragraph-rsid="00051c08" style:font-size-asian="9pt" style:font-size-complex="9pt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Arial" fo:font-size="9pt" officeooo:paragraph-rsid="0019742d" style:font-size-asian="9pt" style:font-size-complex="9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9742d"/>
    </style:style>
    <style:style style:name="P4" style:family="paragraph" style:parent-style-name="Heading_20_2">
      <loext:graphic-properties draw:fill="solid" draw:fill-color="#ffffff" draw:opacity="100%"/>
      <style:paragraph-properties fo:margin-left="0cm" fo:margin-right="0cm" fo:line-height="100%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aaaaa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officeooo:paragraph-rsid="0016278f"/>
    </style:style>
    <style:style style:name="P7" style:family="paragraph" style:parent-style-name="Standard">
      <style:paragraph-properties fo:line-height="100%"/>
      <style:text-properties officeooo:paragraph-rsid="000e0975"/>
    </style:style>
    <style:style style:name="P8" style:family="paragraph" style:parent-style-name="Standard">
      <style:paragraph-properties fo:line-height="100%"/>
      <style:text-properties fo:color="#000000" style:font-name="Arial" fo:font-size="9pt" fo:font-style="italic" fo:font-weight="normal" officeooo:rsid="0016278f" officeooo:paragraph-rsid="0016278f" style:font-size-asian="9pt" style:font-style-asian="italic" style:font-size-complex="9pt" style:font-style-complex="italic"/>
    </style:style>
    <style:style style:name="P9" style:family="paragraph" style:parent-style-name="Standard">
      <style:paragraph-properties fo:line-height="100%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line-height="100%"/>
      <style:text-properties style:font-name="Arial" fo:font-size="9pt" fo:font-weight="bold" officeooo:paragraph-rsid="0012adee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00%"/>
      <style:text-properties style:font-name="Arial" fo:font-size="9pt" fo:font-weight="bold" officeooo:paragraph-rsid="001b27c9" style:font-size-asian="9pt" style:font-weight-asian="bold" style:font-size-complex="9pt" style:font-weight-complex="bold"/>
    </style:style>
    <style:style style:name="P13" style:family="paragraph" style:parent-style-name="Standard">
      <style:paragraph-properties fo:line-height="100%"/>
      <style:text-properties style:font-name="Arial" fo:font-size="9pt" fo:font-weight="bold" officeooo:paragraph-rsid="0007d97a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00%"/>
      <style:text-properties style:font-name="Arial" fo:font-size="9pt" fo:font-weight="bold" officeooo:paragraph-rsid="002cec6d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0%"/>
      <style:text-properties style:font-name="Arial" fo:font-size="9pt" fo:font-weight="bold" officeooo:paragraph-rsid="000f05bf" style:font-size-asian="9pt" style:font-weight-asian="bold" style:font-size-complex="9pt" style:font-weight-complex="bold"/>
    </style:style>
    <style:style style:name="P16" style:family="paragraph" style:parent-style-name="Standard">
      <style:paragraph-properties fo:line-height="100%"/>
      <style:text-properties style:font-name="Arial" fo:font-size="9pt" fo:font-weight="bold" officeooo:rsid="0006540b" officeooo:paragraph-rsid="002cec6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/>
      <style:text-properties style:font-name="Arial" fo:font-size="9pt" fo:font-weight="bold" officeooo:rsid="0016278f" officeooo:paragraph-rsid="0016278f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style:font-name="Arial" fo:font-size="9pt" fo:font-weight="bold" officeooo:rsid="0016278f" officeooo:paragraph-rsid="002fbbfb" style:font-size-asian="9pt" style:font-weight-asian="bold" style:font-size-complex="9pt" style:font-weight-complex="bold"/>
    </style:style>
    <style:style style:name="P19" style:family="paragraph" style:parent-style-name="Standard">
      <style:paragraph-properties fo:line-height="100%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line-height="100%"/>
      <style:text-properties style:font-name="Arial" fo:font-size="9pt" officeooo:paragraph-rsid="0019ffb7" style:font-size-asian="9pt" style:font-size-complex="9pt"/>
    </style:style>
    <style:style style:name="P21" style:family="paragraph" style:parent-style-name="Standard">
      <style:paragraph-properties fo:line-height="100%"/>
      <style:text-properties style:font-name="Arial" fo:font-size="9pt" officeooo:paragraph-rsid="0012adee" style:font-size-asian="9pt" style:font-size-complex="9pt"/>
    </style:style>
    <style:style style:name="P22" style:family="paragraph" style:parent-style-name="Standard">
      <style:paragraph-properties fo:line-height="100%"/>
      <style:text-properties style:font-name="Arial" fo:font-size="9pt" officeooo:paragraph-rsid="0017596f" style:font-size-asian="9pt" style:font-size-complex="9pt"/>
    </style:style>
    <style:style style:name="P23" style:family="paragraph" style:parent-style-name="Standard">
      <style:paragraph-properties fo:line-height="100%"/>
      <style:text-properties style:font-name="Arial" fo:font-size="9pt" officeooo:paragraph-rsid="001b27c9" style:font-size-asian="9pt" style:font-size-complex="9pt"/>
    </style:style>
    <style:style style:name="P24" style:family="paragraph" style:parent-style-name="Standard">
      <style:paragraph-properties fo:line-height="100%"/>
      <style:text-properties style:font-name="Arial" fo:font-size="9pt" officeooo:rsid="000e0975" officeooo:paragraph-rsid="000e0975" style:font-size-asian="9pt" style:font-size-complex="9pt"/>
    </style:style>
    <style:style style:name="P25" style:family="paragraph" style:parent-style-name="Standard">
      <style:paragraph-properties fo:line-height="100%"/>
      <style:text-properties style:font-name="Arial" fo:font-size="9pt" officeooo:rsid="00125862" officeooo:paragraph-rsid="00125862" style:font-size-asian="9pt" style:font-size-complex="9pt"/>
    </style:style>
    <style:style style:name="P26" style:family="paragraph" style:parent-style-name="Standard">
      <style:paragraph-properties fo:line-height="100%"/>
      <style:text-properties style:font-name="Arial" fo:font-size="9pt" officeooo:rsid="0017596f" officeooo:paragraph-rsid="001b27c9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Arial" fo:font-size="9pt" officeooo:rsid="0016278f" officeooo:paragraph-rsid="0016278f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Arial" fo:font-size="9pt" officeooo:rsid="0016278f" officeooo:paragraph-rsid="0022b24e" style:font-size-asian="9pt" style:font-size-complex="9pt"/>
    </style:style>
    <style:style style:name="P29" style:family="paragraph" style:parent-style-name="Standard">
      <style:paragraph-properties fo:line-height="100%"/>
      <style:text-properties style:font-name="Arial" fo:font-size="9pt" officeooo:rsid="0016278f" officeooo:paragraph-rsid="002fbbfb" style:font-size-asian="9pt" style:font-size-complex="9pt"/>
    </style:style>
    <style:style style:name="P30" style:family="paragraph" style:parent-style-name="Standard">
      <style:paragraph-properties fo:line-height="100%"/>
      <style:text-properties style:font-name="Arial" fo:font-size="9pt" officeooo:rsid="00261c0c" officeooo:paragraph-rsid="00261c0c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Arial" fo:font-size="9pt" officeooo:rsid="002cec6d" officeooo:paragraph-rsid="002cec6d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Arial" fo:font-size="9pt" officeooo:rsid="002db40b" officeooo:paragraph-rsid="002db40b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Arial" fo:font-size="9pt" officeooo:rsid="0030d922" officeooo:paragraph-rsid="0030d922" style:font-size-asian="9pt" style:font-size-complex="9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Arial" fo:font-size="9pt" officeooo:rsid="0042ab72" officeooo:paragraph-rsid="0042ab72" style:font-size-asian="9pt" style:font-size-complex="9pt"/>
    </style:style>
    <style:style style:name="P35" style:family="paragraph" style:parent-style-name="Standard">
      <style:paragraph-properties fo:line-height="100%"/>
      <style:text-properties style:font-name="Arial" fo:font-size="9pt" fo:font-style="italic" fo:font-weight="bold" officeooo:rsid="00134777" officeooo:paragraph-rsid="0019ffb7" style:font-size-asian="9pt" style:font-style-asian="italic" style:font-weight-asian="bold" style:font-size-complex="9pt" style:font-style-complex="italic" style:font-weight-complex="bold"/>
    </style:style>
    <style:style style:name="P36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2ab72" style:font-size-asian="9pt" style:font-style-asian="italic" style:font-weight-asian="bold" style:font-size-complex="9pt" style:font-style-complex="italic" style:font-weight-complex="bold"/>
    </style:style>
    <style:style style:name="P37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49e61" style:font-size-asian="9pt" style:font-style-asian="italic" style:font-weight-asian="bold" style:font-size-complex="9pt" style:font-style-complex="italic" style:font-weight-complex="bold"/>
    </style:style>
    <style:style style:name="P38" style:family="paragraph" style:parent-style-name="Standard">
      <style:paragraph-properties fo:line-height="100%"/>
      <style:text-properties style:font-name="Arial" fo:font-size="9pt" fo:font-style="italic" style:text-underline-style="none" fo:font-weight="bold" officeooo:rsid="0007d97a" officeooo:paragraph-rsid="0019ffb7" style:font-size-asian="9pt" style:font-style-asian="italic" style:font-weight-asian="bold" style:font-size-complex="9pt" style:font-style-complex="italic" style:font-weight-complex="bold"/>
    </style:style>
    <style:style style:name="P39" style:family="paragraph" style:parent-style-name="Standard">
      <style:paragraph-properties fo:line-height="100%"/>
      <style:text-properties style:font-name="Arial" fo:font-size="9pt" fo:font-style="italic" style:font-size-asian="9pt" style:font-style-asian="italic" style:font-size-complex="9pt" style:font-style-complex="italic"/>
    </style:style>
    <style:style style:name="P40" style:family="paragraph" style:parent-style-name="Standard">
      <style:paragraph-properties fo:line-height="100%"/>
      <style:text-properties style:font-name="Arial" fo:font-size="9pt" fo:font-style="italic" style:text-underline-style="solid" style:text-underline-width="auto" style:text-underline-color="font-color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41" style:family="paragraph" style:parent-style-name="Standard">
      <style:paragraph-properties fo:line-height="100%"/>
      <style:text-properties style:font-name="Arial" fo:font-size="9pt" fo:font-weight="normal" officeooo:rsid="000e0975" officeooo:paragraph-rsid="0019ffb7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line-height="100%"/>
      <style:text-properties style:font-name="Arial" fo:font-size="9pt" fo:font-weight="normal" officeooo:rsid="0006540b" officeooo:paragraph-rsid="0006540b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line-height="100%"/>
      <style:text-properties style:font-name="Arial" fo:font-size="9pt" fo:font-weight="normal" officeooo:rsid="0006540b" officeooo:paragraph-rsid="0007d97a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line-height="100%"/>
      <style:text-properties style:font-name="Arial" fo:font-size="9pt" fo:font-weight="normal" officeooo:rsid="0006540b" officeooo:paragraph-rsid="002cec6d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line-height="100%"/>
      <style:text-properties style:font-name="Arial" fo:font-size="9pt" fo:font-weight="normal" officeooo:paragraph-rsid="000f05bf" style:font-size-asian="9pt" style:font-weight-asian="normal" style:font-size-complex="9pt" style:font-weight-complex="normal"/>
    </style:style>
    <style:style style:name="P46" style:family="paragraph" style:parent-style-name="Standard">
      <style:paragraph-properties fo:line-height="100%"/>
      <style:text-properties style:font-name="Arial" fo:font-size="9pt" fo:font-weight="normal" officeooo:paragraph-rsid="001bc5b3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line-height="100%"/>
      <style:text-properties style:font-name="Arial" fo:font-size="9pt" fo:font-weight="normal" officeooo:paragraph-rsid="0019742d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line-height="100%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line-height="100%"/>
      <style:text-properties style:font-name="Arial" fo:font-size="9pt" fo:font-weight="normal" officeooo:paragraph-rsid="0009c8dd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line-height="100%"/>
      <style:text-properties style:font-name="Arial" fo:font-size="9pt" fo:font-weight="normal" officeooo:paragraph-rsid="000bf23f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100%"/>
      <style:text-properties style:font-name="Arial" fo:font-size="9pt" fo:font-weight="normal" officeooo:paragraph-rsid="001e35f5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line-height="100%"/>
      <style:text-properties style:font-name="Arial" fo:font-size="9pt" fo:font-weight="normal" officeooo:paragraph-rsid="002420a0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line-height="100%"/>
      <style:text-properties style:font-name="Arial" fo:font-size="9pt" fo:font-weight="normal" officeooo:paragraph-rsid="002cec6d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line-height="100%"/>
      <style:text-properties style:font-name="Arial" fo:font-size="9pt" fo:font-weight="normal" officeooo:paragraph-rsid="003358eb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line-height="100%"/>
      <style:text-properties style:font-name="Arial" fo:font-size="9pt" fo:font-weight="normal" officeooo:paragraph-rsid="0037a73a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00%"/>
      <style:text-properties style:font-name="Arial" fo:font-size="9pt" fo:font-weight="normal" officeooo:rsid="002a37ff" officeooo:paragraph-rsid="002cec6d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line-height="100%"/>
      <style:text-properties style:font-name="Arial" fo:font-size="9pt" fo:font-weight="normal" officeooo:rsid="003a79a1" officeooo:paragraph-rsid="003a79a1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size-complex="9pt"/>
    </style:style>
    <style:style style:name="P60" style:family="paragraph" style:parent-style-name="Standard">
      <style:paragraph-properties fo:line-height="100%"/>
      <style:text-properties fo:font-variant="normal" fo:text-transform="none" fo:color="#282828" style:font-name="Arial" fo:font-size="9pt" fo:letter-spacing="normal" fo:font-style="italic" style:text-underline-style="none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61" style:family="paragraph" style:parent-style-name="Standard">
      <style:paragraph-properties fo:line-height="100%"/>
      <style:text-properties fo:font-variant="normal" fo:text-transform="none" fo:color="#666600" style:font-name="Arial" fo:font-size="9pt" fo:letter-spacing="normal" fo:font-style="normal" fo:font-weight="normal" officeooo:paragraph-rsid="0016278f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fo:font-style="italic" fo:font-weight="normal" officeooo:rsid="0016278f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63" style:family="paragraph" style:parent-style-name="Table_20_Contents">
      <style:paragraph-properties fo:margin-top="0cm" fo:margin-bottom="0.499cm" loext:contextual-spacing="false" fo:line-height="100%"/>
    </style:style>
    <style:style style:name="P64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65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</style:style>
    <style:style style:name="P66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fo:font-style="italic" fo:font-weight="bold" style:font-size-asian="9pt" style:font-size-complex="9pt"/>
    </style:style>
    <style:style style:name="P67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68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style:font-name="Arial" fo:font-size="9pt" style:font-size-asian="9pt" style:font-size-complex="9pt"/>
    </style:style>
    <style:style style:name="P69" style:family="paragraph" style:parent-style-name="Table_20_Contents">
      <style:paragraph-properties fo:line-height="100%"/>
    </style:style>
    <style:style style:name="P70" style:family="paragraph" style:parent-style-name="Table_20_Contents">
      <style:paragraph-properties fo:line-height="100%"/>
      <style:text-properties style:font-name="Arial" fo:font-size="9pt" style:font-size-asian="9pt" style:font-size-complex="9pt"/>
    </style:style>
    <style:style style:name="P71" style:family="paragraph" style:parent-style-name="Table_20_Contents">
      <style:paragraph-properties fo:line-height="100%"/>
      <style:text-properties style:font-name="Arial" fo:font-size="9pt" fo:font-weight="bold" style:font-size-asian="9pt" style:font-size-complex="9pt"/>
    </style:style>
    <style:style style:name="P72" style:family="paragraph" style:parent-style-name="Standard">
      <loext:graphic-properties draw:fill="solid" draw:fill-color="#dee6ef"/>
      <style:paragraph-properties fo:line-height="100%" fo:background-color="#dee6ef" fo:padding="0.049cm" fo:border="0.06pt solid #000000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line-height="100%"/>
      <style:text-properties style:font-name="Arial" fo:font-size="9pt" officeooo:rsid="00051c08" style:font-size-asian="9pt" style:font-size-complex="9pt"/>
    </style:style>
    <style:style style:name="P74" style:family="paragraph" style:parent-style-name="Standard">
      <style:paragraph-properties fo:line-height="100%"/>
      <style:text-properties style:font-name="Arial" fo:font-size="9pt" fo:font-weight="bold" officeooo:paragraph-rsid="0007d97a" style:font-size-asian="9pt" style:font-weight-asian="bold" style:font-size-complex="9pt" style:font-weight-complex="bold"/>
    </style:style>
    <style:style style:name="P75" style:family="paragraph" style:parent-style-name="Standard">
      <style:paragraph-properties fo:line-height="100%"/>
      <style:text-properties style:font-name="Arial" fo:font-size="9pt" fo:font-weight="bold" officeooo:paragraph-rsid="004550ad" style:font-size-asian="9pt" style:font-weight-asian="bold" style:font-size-complex="9pt" style:font-weight-complex="bold"/>
    </style:style>
    <style:style style:name="P76" style:family="paragraph" style:parent-style-name="Standard">
      <style:paragraph-properties fo:line-height="100%"/>
      <style:text-properties style:font-name="Arial" fo:font-size="9pt" fo:font-weight="bold" officeooo:paragraph-rsid="004550ad" style:font-size-asian="9pt" style:font-weight-asian="bold" style:font-size-complex="9pt" style:font-weight-complex="bold"/>
    </style:style>
    <style:style style:name="P77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78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P79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c08" style:font-weight-asian="bold" style:font-weight-complex="bold"/>
    </style:style>
    <style:style style:name="T4" style:family="text">
      <style:text-properties fo:font-weight="bold" officeooo:rsid="0006540b" style:font-weight-asian="bold" style:font-weight-complex="bold"/>
    </style:style>
    <style:style style:name="T5" style:family="text">
      <style:text-properties fo:font-weight="bold" officeooo:rsid="0007d97a" style:font-weight-asian="bold" style:font-weight-complex="bold"/>
    </style:style>
    <style:style style:name="T6" style:family="text">
      <style:text-properties fo:font-weight="bold" officeooo:rsid="0009c8dd" style:font-weight-asian="bold" style:font-weight-complex="bold"/>
    </style:style>
    <style:style style:name="T7" style:family="text">
      <style:text-properties fo:font-weight="bold" officeooo:rsid="0016278f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0bf23f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0c9679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7596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9c8dd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37a73a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07d97a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1977d7" style:font-style-asian="italic" style:font-weight-asian="bold" style:font-style-complex="italic" style:font-weight-complex="bold"/>
    </style:style>
    <style:style style:name="T22" style:family="text">
      <style:text-properties officeooo:rsid="0006540b"/>
    </style:style>
    <style:style style:name="T23" style:family="text">
      <style:text-properties officeooo:rsid="0007d97a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d97a"/>
    </style:style>
    <style:style style:name="T26" style:family="text">
      <style:text-properties style:text-underline-style="solid" style:text-underline-width="auto" style:text-underline-color="font-color" officeooo:rsid="001bc5b3"/>
    </style:style>
    <style:style style:name="T27" style:family="text">
      <style:text-properties style:text-underline-style="solid" style:text-underline-width="auto" style:text-underline-color="font-color" officeooo:rsid="0009c8dd"/>
    </style:style>
    <style:style style:name="T28" style:family="text">
      <style:text-properties officeooo:rsid="000e0975"/>
    </style:style>
    <style:style style:name="T29" style:family="text">
      <style:text-properties officeooo:rsid="000f242d"/>
    </style:style>
    <style:style style:name="T30" style:family="text">
      <style:text-properties officeooo:rsid="00125862"/>
    </style:style>
    <style:style style:name="T31" style:family="text">
      <style:text-properties officeooo:rsid="0016278f"/>
    </style:style>
    <style:style style:name="T32" style:family="text">
      <style:text-properties fo:font-variant="normal" fo:text-transform="none" fo:color="#282828" fo:letter-spacing="normal" fo:font-style="normal"/>
    </style:style>
    <style:style style:name="T33" style:family="text">
      <style:text-properties fo:font-variant="normal" fo:text-transform="none" fo:color="#282828" fo:letter-spacing="normal" fo:font-style="normal" fo:font-weight="normal" officeooo:rsid="0044b235" style:font-weight-asian="normal" style:font-weight-complex="normal"/>
    </style:style>
    <style:style style:name="T34" style:family="text">
      <style:text-properties fo:font-variant="normal" fo:text-transform="none" fo:color="#282828" fo:letter-spacing="normal" fo:font-style="normal" fo:font-weight="normal" officeooo:rsid="004550ad" style:font-weight-asian="normal" style:font-weight-complex="normal"/>
    </style:style>
    <style:style style:name="T35" style:family="text">
      <style:text-properties fo:font-variant="normal" fo:text-transform="none" fo:color="#282828" style:font-name="helvetica" fo:font-size="10.5pt" fo:letter-spacing="normal" fo:font-style="normal" fo:font-weight="normal" officeooo:rsid="0044b235" style:font-weight-asian="normal" style:font-weight-complex="normal"/>
    </style:style>
    <style:style style:name="T36" style:family="text">
      <style:text-properties fo:font-variant="normal" fo:text-transform="none" fo:color="#282828" fo:font-size="10.5pt" fo:letter-spacing="normal" fo:font-style="normal" fo:font-weight="normal" officeooo:rsid="0044b235" style:font-weight-asian="normal" style:font-weight-complex="normal"/>
    </style:style>
    <style:style style:name="T37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38" style:family="text">
      <style:text-properties fo:font-variant="normal" fo:text-transform="none" fo:color="#000000" style:font-name="Arial" fo:letter-spacing="normal" fo:font-style="normal" fo:font-weight="normal" officeooo:rsid="0019742d" style:font-weight-asian="normal" style:font-weight-complex="normal"/>
    </style:style>
    <style:style style:name="T39" style:family="text">
      <style:text-properties fo:font-variant="normal" fo:text-transform="none" fo:color="#000000" style:font-name="Arial" fo:letter-spacing="normal" fo:font-style="normal" fo:font-weight="bold" officeooo:rsid="0019742d"/>
    </style:style>
    <style:style style:name="T40" style:family="text">
      <style:text-properties fo:font-variant="normal" fo:text-transform="none" fo:color="#666600" fo:letter-spacing="normal" fo:font-style="normal" style:font-weight-asian="normal" style:font-weight-complex="normal"/>
    </style:style>
    <style:style style:name="T41" style:family="text">
      <style:text-properties fo:font-variant="normal" fo:text-transform="none" fo:color="#008800" fo:letter-spacing="normal" fo:font-style="normal" style:font-weight-asian="normal" style:font-weight-complex="normal"/>
    </style:style>
    <style:style style:name="T42" style:family="text"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T43" style:family="text">
      <style:text-properties fo:font-variant="normal" fo:text-transform="none" fo:color="#252525" style:font-name="Arial" fo:font-size="9pt" fo:letter-spacing="normal" fo:font-style="normal" fo:font-weight="bold" style:font-size-asian="9pt" style:font-size-complex="9pt"/>
    </style:style>
    <style:style style:name="T44" style:family="text">
      <style:text-properties fo:font-variant="normal" fo:text-transform="none" fo:color="#0645ad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45" style:family="text">
      <style:text-properties fo:font-variant="normal" fo:text-transform="none" fo:color="#2c2323" style:font-name="Arial" fo:letter-spacing="normal" fo:font-style="normal" fo:font-weight="normal" officeooo:rsid="0019742d"/>
    </style:style>
    <style:style style:name="T46" style:family="text">
      <style:text-properties fo:font-variant="normal" fo:text-transform="none" fo:color="#231c1c" style:font-name="Arial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47" style:family="text">
      <style:text-properties fo:font-variant="normal" fo:text-transform="none" fo:color="#9696b2" style:font-name="Arial" fo:font-size="9pt" fo:font-style="normal" fo:font-weight="normal" style:font-size-asian="9pt" style:font-size-complex="9pt" loext:padding="0cm" loext:border="none"/>
    </style:style>
    <style:style style:name="T48" style:family="text">
      <style:text-properties fo:font-variant="normal" fo:text-transform="none" fo:color="#9696b2" style:font-name="Arial" fo:letter-spacing="normal" fo:font-style="normal" fo:font-weight="normal" officeooo:rsid="0019742d" loext:padding="0cm" loext:border="none"/>
    </style:style>
    <style:style style:name="T49" style:family="text">
      <style:text-properties fo:font-variant="normal" fo:text-transform="none" style:font-name="Arial" fo:letter-spacing="normal" style:font-weight-asian="normal" style:font-weight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color="#000000" style:font-name="Arial" fo:font-size="9pt" style:font-size-asian="9pt" style:font-size-complex="9pt"/>
    </style:style>
    <style:style style:name="T52" style:family="text">
      <style:text-properties officeooo:rsid="00195459"/>
    </style:style>
    <style:style style:name="T53" style:family="text">
      <style:text-properties fo:color="#0645ad" style:text-line-through-style="none" style:text-line-through-type="none" style:text-underline-style="none" style:text-blinking="false"/>
    </style:style>
    <style:style style:name="T54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55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44b235" style:font-weight-asian="normal" style:font-weight-complex="normal"/>
    </style:style>
    <style:style style:name="T58" style:family="text">
      <style:text-properties fo:font-weight="normal" officeooo:rsid="00468b9b" style:font-weight-asian="normal" style:font-weight-complex="normal"/>
    </style:style>
    <style:style style:name="T59" style:family="text">
      <style:text-properties officeooo:rsid="0019742d"/>
    </style:style>
    <style:style style:name="T60" style:family="text">
      <style:text-properties officeooo:rsid="001b27c9"/>
    </style:style>
    <style:style style:name="T61" style:family="text">
      <style:text-properties style:font-name="Arial" fo:font-size="9pt" style:font-size-asian="9pt" style:font-size-complex="9pt"/>
    </style:style>
    <style:style style:name="T62" style:family="text">
      <style:text-properties style:font-name="Arial" fo:font-size="9pt" officeooo:rsid="000e0975" style:font-size-asian="9pt" style:font-size-complex="9pt"/>
    </style:style>
    <style:style style:name="T63" style:family="text">
      <style:text-properties style:font-name="Arial" fo:font-size="9pt" officeooo:rsid="000f242d" style:font-size-asian="9pt" style:font-size-complex="9pt"/>
    </style:style>
    <style:style style:name="T64" style:family="text">
      <style:text-properties style:font-name="Arial" fo:font-size="9pt" officeooo:rsid="00051c08" style:font-size-asian="9pt" style:font-size-complex="9pt"/>
    </style:style>
    <style:style style:name="T65" style:family="text">
      <style:text-properties style:font-name="Arial" fo:font-size="9pt" officeooo:rsid="0016278f" style:font-size-asian="9pt" style:font-size-complex="9pt"/>
    </style:style>
    <style:style style:name="T66" style:family="text">
      <style:text-properties style:font-name="Arial" fo:font-size="9pt" officeooo:rsid="00195459" style:font-size-asian="9pt" style:font-size-complex="9pt"/>
    </style:style>
    <style:style style:name="T67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68" style:family="text">
      <style:text-properties style:font-name="Arial" fo:font-size="9pt" fo:font-weight="normal" officeooo:rsid="0040f9c9" style:font-size-asian="9pt" style:font-weight-asian="normal" style:font-size-complex="9pt" style:font-weight-complex="normal"/>
    </style:style>
    <style:style style:name="T69" style:family="text">
      <style:text-properties officeooo:rsid="00261c0c"/>
    </style:style>
    <style:style style:name="T70" style:family="text">
      <style:text-properties officeooo:rsid="002a37ff"/>
    </style:style>
    <style:style style:name="T71" style:family="text">
      <style:text-properties officeooo:rsid="002cec6d"/>
    </style:style>
    <style:style style:name="T72" style:family="text">
      <style:text-properties officeooo:rsid="002db40b"/>
    </style:style>
    <style:style style:name="T73" style:family="text">
      <style:text-properties officeooo:rsid="0009c8dd"/>
    </style:style>
    <style:style style:name="T74" style:family="text">
      <style:text-properties officeooo:rsid="003b67a7"/>
    </style:style>
    <style:style style:name="T75" style:family="text">
      <style:text-properties officeooo:rsid="00449e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8">LUA</text:span> Documentation</text:p>
      <text:p text:style-name="P10"/>
      <text:p text:style-name="P34"/>
      <text:p text:style-name="P37">NOTE: <text:tab/><text:span text:style-name="T75">Very Important!!!</text:span></text:p>
      <text:p text:style-name="P37"><text:tab/>Initialize variables as „local“ whenever possible! They mix up between the functions and remain „alive“ <text:tab/>after program ends! </text:p>
      <text:p text:style-name="P36"><text:tab/>They also might be the same for multiple programs!</text:p>
      <text:p text:style-name="P36"><text:tab/>(ex: variable „list“ could occupy same register in <text:tab/>each program, unless set to „local“!!!)</text:p>
      <text:p text:style-name="P35"/>
      <text:p text:style-name="P35">NOTE: <text:tab/>Computers and Turtles must be labeled in order to store programs permanentely, otherwise they <text:tab/>change ID each time they are set up!</text:p>
      <text:p text:style-name="P20"><text:span text:style-name="T56"><text:line-break/></text:span><text:span text:style-name="T19">NOTE: <text:tab/>for "~, </text:span><text:span text:style-name="T21">{}, [],...</text:span><text:span text:style-name="T19">" switch to american keyboard (alt+shift) and then shift + ^</text:span></text:p>
      <text:p text:style-name="P38"><text:tab/>OR actually it works fine to use strg + alt + n =&gt; just do it twice if Editor switches to Save/Exit/Print!</text:p>
      <text:p text:style-name="P41"><text:span text:style-name="T20"><text:tab/></text:span><text:span text:style-name="T21">OR write in an editor and paste to /Computers/...</text:span></text:p>
      <text:p text:style-name="P24"/>
      <text:p text:style-name="P24">--NOTE: ComputerCraft 1.5 does not yet provide Networking Cables and Wired Modems!</text:p>
      <text:p text:style-name="P24">--<text:tab/>=&gt; The only way to not have peripherals like a monitor not placed near <text:span text:style-name="T29">its actual computer </text:span>is to</text:p>
      <text:p text:style-name="P24">--<text:tab/> <text:s text:c="5"/>use wireless modems and send data from a computer to another,</text:p>
      <text:p text:style-name="P24">--<text:tab/> <text:s text:c="5"/>that is connected to a monitor.</text:p>
      <text:p text:style-name="P7"><text:span text:style-name="T62">– <text:s text:c="17"/></text:span><text:span text:style-name="T63">OR actually maybe „Bundled Cables“ from RedPower work with the Redstone/Colors APIS =&gt; </text:span><text:a xlink:type="simple" xlink:href="https://tekkitclassic.fandom.com/wiki/CC_and_Redpower_APIs#:~:text=ComputerCraft%20can%20interact%20with%20the,cables%20in%20the%20bundled%20cables." text:style-name="Internet_20_link" text:visited-style-name="Visited_20_Internet_20_Link"><text:span text:style-name="T63">https://tekkitclassic.fandom.com/wiki/CC_and_Redpower_APIs#:~:text=ComputerCraft%20can%20interact%20with%20the,cables%20in%20the%20bundled%20cables.</text:span></text:a></text:p>
      <text:p text:style-name="P73"/>
      <text:p text:style-name="P5"><text:a xlink:type="simple" xlink:href="https://www.youtube.com/playlist?list=PLaiPn4ewcbkHYflo2jl0OuNaHK6Mj-koG" text:style-name="Internet_20_link" text:visited-style-name="Visited_20_Internet_20_Link"><text:span text:style-name="T64">https://www.youtube.com/playlist?list=PLaiPn4ewcbkHYflo2jl0OuNaHK6Mj-koG</text:span></text:a></text:p>
      <text:p text:style-name="P16"/>
      <text:p text:style-name="P54"><text:span text:style-name="T4">–</text:span><text:span text:style-name="T5">==</text:span><text:span text:style-name="T4">Pastebin posting</text:span><text:span text:style-name="T5">==</text:span><text:span text:style-name="T22"><text:line-break/>-- pastebin put &lt;filename&gt; → uploads to pastebin</text:span></text:p>
      <text:p text:style-name="P44">– pastebin get &lt;code&gt; &lt;filename&gt; → download from pastebin<text:line-break/>-- ... needs change in computercraft config (http)</text:p>
      <text:p text:style-name="P54">– … <text:span text:style-name="T70">makes ComputerCraft´s disk drives obsolete</text:span></text:p>
      <text:p text:style-name="P54"/>
      <text:p text:style-name="P14">--<text:span text:style-name="T70">==Edit files outside of Minecraft==</text:span></text:p>
      <text:p text:style-name="P57">Notepad++, LUAEditorA0.9.8</text:p>
      <text:p text:style-name="P19"/>
      <text:p text:style-name="P9">-- ==Copy programs to disk==</text:p>
      <text:p text:style-name="P39">switch to LUA</text:p>
      <text:p text:style-name="P19"><text:span text:style-name="T9">write:</text:span> fs.copy("yourProgram", "disk/yourProgram")</text:p>
      <text:p text:style-name="P19"/>
      <text:p text:style-name="P9">--<text:span text:style-name="T30">==Copy program to turtle==</text:span></text:p>
      <text:p text:style-name="P25">- place a disk drive next to turtle (NOTE: not to a side with a module attached!)</text:p>
      <text:p text:style-name="P25">- type command: cp &lt;source&gt; &lt;destination&gt; =&gt; ex: cp disk/Delivery Delivery</text:p>
      <text:p text:style-name="P19"/>
      <text:p text:style-name="P9">--<text:span text:style-name="T71">==Move files==</text:span></text:p>
      <text:p text:style-name="P31">ex: move &lt;yourfile&gt; &lt;disk/yourfile&gt;</text:p>
      <text:p text:style-name="P19"/>
      <text:p text:style-name="P9">–<text:span text:style-name="T72">==“startup“ files==</text:span></text:p>
      <text:p text:style-name="P32">- Computer will boot files name „startup“ at startup</text:p>
      <text:p text:style-name="P32">- Can also be on disk, infact startup files on disk have priority!</text:p>
      <text:p text:style-name="P19"/>
      <text:p text:style-name="P11">-- ==Label computers/disks etc.==</text:p>
      <text:p text:style-name="P21"><text:span text:style-name="T11">get =&gt;</text:span> label get right disk </text:p>
      <text:p text:style-name="P21"><text:span text:style-name="T11">set =&gt;</text:span> label set right disk "myDisk"</text:p>
      <text:p text:style-name="P19"/>
      <text:p text:style-name="P9">--<text:span text:style-name="T69">== Computer ID´s==</text:span></text:p>
      <text:p text:style-name="P30">type: id in console to lookup a computer´s ID</text:p>
      <text:p text:style-name="P19"/>
      <text:p text:style-name="P9">--<text:span text:style-name="T59">==Comments==</text:span></text:p>
      <text:p text:style-name="P1"><text:span text:style-name="T45">A </text:span><text:span text:style-name="Strong_20_Emphasis"><text:span text:style-name="T38">comment</text:span></text:span><text:span text:style-name="Strong_20_Emphasis"><text:span text:style-name="T39"> </text:span></text:span><text:span text:style-name="T45">starts with a double hyphen (</text:span><text:span text:style-name="Source_20_Text"><text:span text:style-name="T46">--</text:span></text:span><text:span text:style-name="T45">) anywhere outside a string. They run until the end of the line. You can comment out a full block of code by surrounding it with</text:span><text:span text:style-name="Source_20_Text"><text:span text:style-name="T46">--[[ </text:span></text:span><text:span text:style-name="T45">and</text:span><text:span text:style-name="Source_20_Text"><text:span text:style-name="T46">--]]</text:span></text:span><text:span text:style-name="T45">. To uncomment the same block, simply add another hyphen to the first enclosure, as in</text:span><text:span text:style-name="Source_20_Text"><text:span text:style-name="T46">---[[</text:span></text:span><text:span text:style-name="T45">.</text:span></text:p>
      <text:p text:style-name="P3"><text:span text:style-name="Source_20_Text"><text:span text:style-name="T47">-- Single line commented out<text:line-break/>--[[ Entire block commented out</text:span></text:span></text:p>
      <text:p text:style-name="P3"><text:span text:style-name="Source_20_Text"><text:span text:style-name="T47">print( 10 )</text:span></text:span></text:p>
      <text:p text:style-name="P3"><text:span text:style-name="Source_20_Text"><text:span text:style-name="T47">print( 15 )</text:span></text:span></text:p>
      <text:p text:style-name="P2"><text:span text:style-name="Source_20_Text"><text:span text:style-name="T48">--]]</text:span></text:span></text:p>
      <text:p text:style-name="P22"/>
      <text:p text:style-name="P23"><text:soft-page-break/><text:span text:style-name="T3">--==Hello World==</text:span><text:line-break/>term.write("BLA") -- <text:span text:style-name="T9">writes line without new line</text:span><text:line-break/>print("HelloWorld") -- <text:span text:style-name="T9">writes line and sets new line</text:span><text:line-break/>print("WelloHorld")<text:line-break/>term.clear() -- clears terminal<text:line-break/>term.setCursorPos(1, 1) -- sets cursor pos to line pos xy<text:line-break/>print("HiThere")<text:line-break/></text:p>
      <text:p text:style-name="P12">--<text:span text:style-name="T60">==Wait for Seconds==</text:span></text:p>
      <text:p text:style-name="P26">sleep(0.5) =&gt; code pauses for 0.5 seconds</text:p>
      <text:p text:style-name="P23"><text:line-break/><text:span text:style-name="T2">--</text:span><text:span text:style-name="T4">==Variables==</text:span></text:p>
      <text:p text:style-name="P42">-- s://www.youtube.com/watch?v=ieeOS-p2PD0<text:line-break/><text:line-break/>local x</text:p>
      <text:p text:style-name="P42">x = 5</text:p>
      <text:p text:style-name="P42">local y = 20<text:line-break/><text:line-break/>print((x+1) + 1)<text:line-break/><text:line-break/>-- basic math<text:line-break/>print(x / y)<text:line-break/>print(y / x)<text:line-break/>print(x * 5)<text:line-break/>print(y^2)<text:line-break/><text:line-break/>-- bools<text:line-break/>local bool = true<text:line-break/>print(bool)<text:line-break/>print(not bool) -- "!" NOT<text:line-break/><text:line-break/>-- merge strings<text:line-break/>local h = "Hello"<text:line-break/>local w = "World"<text:line-break/>print("h: "..h)<text:line-break/>print("w: "..w)<text:line-break/>print("h+w: "..h.." "..w)<text:line-break/></text:p>
      <text:p text:style-name="P43">-- User input / scanner<text:line-break/>local info<text:line-break/>term.write("Please enter a value: ")<text:line-break/>info = read()<text:line-break/>print("You entered "..info)</text:p>
      <text:p text:style-name="P13"/>
      <text:p text:style-name="P75"><text:line-break/><text:span text:style-name="T57">-- Global Variable _G<text:line-break/>-- --&gt; </text:span><text:a xlink:type="simple" xlink:href="http://www.computercraft.info/forums2/index.php?/topic/15445-using-g-how-to-use-varibles/" office:name="http://www.computercraft.info/forums2/index.php?/topic/15445-using-g-how-to-use-varibles/" text:style-name="Internet_20_link" text:visited-style-name="Visited_20_Internet_20_Link"><text:span text:style-name="T58">http://www.computercraft.info/forums2/index.php?/topic/15445-using-g-how-to-use-varibles/</text:span></text:a><text:span text:style-name="T57"><text:line-break/>-- The environment shared by pretty much all functions is name _G (global environment).<text:line-break/>-- This global environment is just – a table which is within the scope of any function that hasn't had its environment <text:s/>specified otherwise.<text:line-break/>-- For example, the terminal API and other APIs, are loaded into the _G table as tables which contain API related <text:s/>functions or data. <text:line-break/>-- When you want to store things in the _G table, you can simply do the following:<text:line-break/>-- _G["index"] = ...<text:line-break/>-- or even (if you know exactly what you want the index to be)<text:line-break/>-- _G.totallyAwesomeTable = {}</text:span></text:p>
      <text:p text:style-name="P13"/>
      <text:p text:style-name="P45"><text:span text:style-name="T2">--</text:span><text:span text:style-name="T5">==</text:span><text:span text:style-name="T2">Conditional Statements</text:span><text:span text:style-name="T5">==</text:span><text:line-break/>-- s://www.youtube.com/watch?v=vZbzCWtWtyY<text:line-break/><text:line-break/>local x = 5<text:line-break/>local y = 2<text:line-break/><text:line-break/>print("Variable x: "..x)<text:line-break/>print("Variable y: "..y)<text:line-break/><text:line-break/>if x==5 then<text:line-break/> <text:s text:c="3"/>print("High")<text:line-break/> <text:s text:c="3"/>print("Five!")<text:line-break/>end<text:line-break/><text:soft-page-break/><text:line-break/>print("Done!")<text:line-break/><text:line-break/>-- <text:span text:style-name="T24">if then, elseif then, else</text:span><text:line-break/>if x==5 then<text:line-break/> <text:s/>print("Im 5")<text:line-break/>elseif x&lt;5 then<text:line-break/> <text:s/>print("x &lt; 5")<text:line-break/> <text:s/>print("Smaller 5")<text:line-break/>else<text:line-break/> <text:s/>print("NOT 5")<text:line-break/>end<text:line-break/><text:line-break/>-- <text:span text:style-name="T24">and statement</text:span><text:line-break/>if x&gt;5 and y&gt;5 then<text:line-break/> <text:s/>print("Both greater!")<text:line-break/>else<text:line-break/> <text:s/>print("Not both greater")<text:line-break/>end<text:line-break/><text:line-break/>-- <text:span text:style-name="T24">or statement</text:span><text:line-break/>if <text:span text:style-name="T23">(</text:span>x&gt;5<text:span text:style-name="T23">)</text:span> or <text:span text:style-name="T23">(</text:span>y&lt;5<text:span text:style-name="T23">)</text:span> then<text:line-break/> <text:s/>print("One is greater!")<text:line-break/>end</text:p>
      <text:p text:style-name="P15"/>
      <text:p text:style-name="P46"><text:span text:style-name="T2">--</text:span><text:span text:style-name="T5">==Loops==</text:span><text:line-break/>-- <text:span text:style-name="T9">3 different kinds of loops (for, while, repeat until)</text:span><text:line-break/><text:line-break/>--print("Loop Examples")<text:line-break/>--print("")<text:line-break/><text:line-break/>-- <text:span text:style-name="T12">NOTE: in LUA for loops include the highest index!</text:span><text:line-break/></text:p>
      <text:p text:style-name="P46">--<text:span text:style-name="T26">FOR LOOPS</text:span><text:line-break/>print("Simple For Loop")<text:line-break/>for i=0,2 do<text:line-break/> <text:s/>print("Current Position: "..i)<text:line-break/>end<text:line-break/><text:line-break/>--print("")<text:line-break/>print("**** With defined interval ****")<text:line-break/>for i = 0, 4, 2 do<text:line-break/> <text:s/>print("Current Position: "..i)<text:line-break/>end<text:line-break/><text:line-break/>-- <text:span text:style-name="T25">BREAKS</text:span><text:line-break/>--print("")<text:line-break/>print("**** Breaks ****")<text:line-break/>for i = 0, 3 do<text:line-break/> <text:s/>print("Current Position: "..i)<text:line-break/> <text:s/>if (i == 2) then<text:line-break/> <text:s text:c="3"/>print(i.." =&gt; BREAK")<text:line-break/> <text:s text:c="3"/>break<text:line-break/> <text:s/>end <text:s/><text:line-break/>end</text:p>
      <text:p text:style-name="P47"><text:line-break/>-- <text:span text:style-name="T25">WHILE LOOPS</text:span><text:line-break/>--print("")<text:line-break/>print("**** While Loop ****")<text:line-break/>local x = 0<text:line-break/><text:line-break/>while x &lt; 3 do<text:line-break/> <text:s/>print("x="..x)<text:line-break/> <text:s/>x= x+1<text:line-break/>end<text:line-break/><text:line-break/>-- <text:span text:style-name="T25">REPEAT LOOPS</text:span><text:line-break/>print("**** Repeat Loop ****")<text:line-break/>local y = 6<text:line-break/>repeat<text:line-break/><text:soft-page-break/> <text:s/>print("Y: "..y)<text:line-break/>until (y &gt; 5)<text:line-break/></text:p>
      <text:p text:style-name="P13">--<text:span text:style-name="T23">==WHILE LOOP EXAMPLE (PASSWORD)==</text:span></text:p>
      <text:p text:style-name="P46">local pw = ""<text:line-break/>while pw ~= "dw20" do<text:line-break/> <text:s/>term.write("Enter Password: ")<text:line-break/> <text:s/>pw = read()<text:line-break/>end<text:line-break/>print("Correct Password entered")<text:line-break/></text:p>
      <text:p text:style-name="P55"><text:span text:style-name="T2">--</text:span><text:span text:style-name="T5">==FUNCTIONS==</text:span><text:line-break/>-- s://www.youtube.com/watch?v=rUnW8QnuDNM<text:line-break/>-- <text:span text:style-name="T24">NOTE: Always define functions first!</text:span><text:line-break/><text:line-break/>function getPass()<text:line-break/> <text:s/>local pass = ""<text:line-break/> <text:s/>term.write("Please enter the password: ")<text:line-break/> <text:s/>pass = read()<text:line-break/> <text:s/>if (pass ~= "dw20") then<text:line-break/> <text:s text:c="3"/>print("Wrong Password")<text:line-break/> <text:s text:c="2"/>else<text:line-break/> <text:s text:c="3"/>print("Correct Password")<text:line-break/> <text:s/>end<text:line-break/>end<text:line-break/><text:line-break/>print("Starting Program")<text:line-break/>getPass()<text:line-break/><text:line-break/>print("")<text:line-break/><text:line-break/>-- <text:span text:style-name="T24">Functions with variables and returns</text:span><text:line-break/>function getPass_01(checkPass)<text:line-break/> <text:s/>local pass = ""<text:line-break/> <text:s/>term.write("Please enter your password: ")<text:line-break/> <text:s/>pass = read()<text:line-break/> <text:s/>if (pass ~= checkPass) then<text:line-break/> <text:s text:c="3"/>print("Wrong Password")<text:line-break/> <text:s text:c="3"/>return false<text:line-break/> <text:s/>else<text:line-break/> <text:s text:c="3"/>print("Correct Password") <text:line-break/> <text:s text:c="3"/>return true<text:line-break/> <text:s/>end<text:line-break/>end<text:line-break/><text:line-break/>-- <text:span text:style-name="T9">Main Program Below</text:span><text:line-break/><text:line-break/>a = getPass_01("dw20")<text:line-break/>print(a)<text:line-break/>b = getPass_01("password")<text:line-break/>print(b)<text:line-break/><text:line-break/>while not getPass_01("LUA") do<text:line-break/> <text:s/>print("Please write LUA")<text:line-break/>end<text:line-break/><text:line-break/>print("")<text:line-break/><text:line-break/><text:span text:style-name="T2">--</text:span><text:span text:style-name="T6">==TABLES <text:s/>/ ARRAYS==</text:span></text:p>
      <text:p text:style-name="P55"/>
      <text:p text:style-name="P55"><text:span text:style-name="T73">--</text:span><text:span text:style-name="T16">http://www.computercraft.info/forums2/index.php?/topic/15760-how-to-use-tables/</text:span><text:span text:style-name="T73"><text:line-break/>--</text:span><text:span text:style-name="T27">Part I - Creating a table </text:span><text:span text:style-name="T73"><text:line-break/><text:line-break/>--A table is a list of values, which are all stored under one variable.<text:line-break/>--In Lua, a table is an associative array, which means that any values <text:line-break/>--stored in one are referenced by a key, which can be a number, string, <text:line-break/>--boolean or even another table!<text:line-break/><text:line-break/>--To make a table, simply do this:<text:line-break/>local myTable = {}<text:line-break/></text:span><text:soft-page-break/><text:span text:style-name="T73"><text:line-break/>--The variable myTable is now an empty table.<text:line-break/><text:line-break/>--</text:span><text:span text:style-name="T27">Part II - Numbers as keys </text:span><text:span text:style-name="T73"><text:line-break/><text:line-break/>--If you already have a table, you can insert a value referenced by a <text:line-break/>--number into the table with one of these methods:<text:line-break/><text:line-break/>-- This...<text:line-break/>myTable[1] = "This is item 1 of the table"<text:line-break/>-- ... does the same as this<text:line-break/>myTable:insert(1, "This is item 1 of the table")<text:line-break/><text:line-break/>--You can then refer to this value as:<text:line-break/>print(myTable[1]) -- Prints out "This is item 1 of the table"<text:line-break/><text:line-break/>--You can replace 1 with any number you like, and it will still work. <text:line-break/>--Note that myTable:insert() will shift the positions of the other <text:line-break/>--values in a table, whereas referencing the table directly <text:line-break/>--(myTable[1] = "...") will overwrite the value at position 1.<text:line-break/><text:line-break/>--</text:span><text:span text:style-name="T27">Part III - Strings as keys </text:span><text:span text:style-name="T73"><text:line-break/><text:line-break/>--If you are creating an array with no specific order <text:line-break/>--(e.g. a username and password table) you can also use strings as a key:<text:line-break/>myTable["ZudoHackz"] = "MyPassword"<text:line-break/>myTable["SomeoneElse"] = "SomePassword"<text:line-break/><text:line-break/>--You can't use myTable:insert() with strings (I think). <text:line-break/>--To reference a value, you can just do:<text:line-break/>print(myTable["ZudoHackz"])<text:line-break/>-- Or<text:line-break/>print(myTable.ZudoHackz)<text:line-break/><text:line-break/>--</text:span><text:span text:style-name="T27">Part IV - Initializing a table with data already in it </text:span><text:span text:style-name="T73"><text:line-break/>local myTable = {}<text:line-break/>myTable[1] = "blah1"<text:line-break/>myTable[2] = "blah2"<text:line-break/>myTable[3] = "blah3"<text:line-break/>--...<text:line-break/><text:line-break/>--This works, but it is quicker and shorter to do this:<text:line-break/>local myTable = {"blah1","blah2","blah3"}<text:line-break/><text:line-break/>--If you create a table like this, <text:line-break/>--myTable[1] would be set to "blah1", myTable[2] would be "blah2" etc.<text:line-break/><text:line-break/>--You can also do this:<text:line-break/>myTable = {[1] = "blah1", [2] = "blah2", [3] = "blah3"}<text:line-break/><text:line-break/>--If you do it this way, you can change the order easily:<text:line-break/>local myTable = {[3] = "blah1", [2] = "blah2", [1] = "blah3"}<text:line-break/><text:line-break/>--Or even do this:<text:line-break/>local myTable = {[1] = "blah1", [6] = "blah2", [300] = "blah3"}<text:line-break/><text:line-break/>--This also works with anything else as a key:<text:line-break/>local myTable = {["one"] = "blah1", ["two"] = "blah2", ["three"] = "blah3"}<text:line-break/><text:line-break/>--</text:span><text:span text:style-name="T27">Part V - Using tables </text:span><text:span text:style-name="T73"><text:line-break/><text:line-break/>--Tables are used for storing similar information. <text:line-break/>--But, they can also be used for other things, like:<text:line-break/><text:line-break/>--Capturing return values <text:line-break/><text:line-break/>--Some functions, like os.pullEvent() return different amounts of return values. <text:line-break/>--You could do something like this:<text:line-break/>local a, b, c, d, e = os.pullEvent()<text:line-break/>print(a)<text:line-break/></text:span><text:soft-page-break/><text:span text:style-name="T73">print(B)/&gt;/&gt;/&gt;<text:line-break/>print(c)<text:line-break/>print(d)<text:line-break/>print(e)<text:line-break/><text:line-break/>--but you still can't be sure you have saved all the return values. <text:line-break/>--However, a setup like this:<text:line-break/>local myEventData = {os.pullEvent()}<text:line-break/>for _, value in pairs(myEventData) do<text:line-break/>print(v)<text:line-break/>end<text:line-break/><text:line-break/>--would definitely capture all of the values, and definitely return them all. <text:line-break/>--More on the for loop later. Anyway, if you put the function call in curly { } brackets,<text:line-break/>--it will return a table. myEventData[2] in the second example is equal to b in the first example.<text:line-break/><text:line-break/>--</text:span><text:span text:style-name="T27">Please read </text:span><text:span text:style-name="T73"><text:line-break/><text:line-break/>--IP.Board screwed up the third line of the first example in this section. It is print b but with brackets, rather than spaces.<text:line-break/><text:line-break/>--This isn't really a use of the table, but it is very useful to learn about<text:line-break/>--Iterating through a table <text:line-break/><text:line-break/>--With the pairs() function, you can iterate through a table. Here is an example:<text:line-break/>local myTable = {"blah1","blah2","blah3"}<text:line-break/>for key, value in pairs(myTable) do<text:line-break/>print("The value of the key " .. key .. " is ".. value)<text:line-break/>end<text:line-break/><text:line-break/>--This piece of code repeats 3 times (there are three values in the table) and prints:<text:line-break/>--The value of the key 1 is blah1<text:line-break/>--The value of the key 2 is blah2<text:line-break/>--The value of the key 3 is blah3<text:line-break/><text:line-break/>--So this can be very useful. How about this?<text:line-break/>local myTable = {"blah1","blah2","blah3"}<text:line-break/>local function isInTable(table, value)<text:line-break/>for _, v in pairs(table) do -- Use _ if you don't need that return value.<text:line-break/> <text:s/>if v == value then<text:line-break/> <text:s text:c="2"/>return true, k<text:line-break/> <text:s/>end<text:line-break/>end<text:line-break/>return false<text:line-break/>end<text:line-break/><text:line-break/>isInTable(myTable, "blah1") -- Returns [true, 1]<text:line-break/>isInTable(myTable, "blah2") -- Returns [true, 2]<text:line-break/><text:line-break/>isInTable(myTable, "blah3") -- Returns [true, 3]<text:line-break/>isInTable(myTable, "blah4") -- Returns false<text:line-break/><text:line-break/>--So iterating through tables is very, very useful.<text:line-break/><text:line-break/>--************************************************************************************************<text:line-break/><text:line-break/>-- </text:span><text:span text:style-name="T27">s://www.youtube.com/watch?v=1YMplg5ihYI&amp;list=PLaiPn4ewcbkHYflo2jl0OuNaHK6Mj-koG&amp;index=7&amp;t=15s</text:span><text:span text:style-name="T73"><text:line-break/>-- </text:span><text:span text:style-name="T27">Tables are arrays in LUA!</text:span><text:span text:style-name="T73"><text:line-break/><text:line-break/>local colors = {"blue", "red", "green" }<text:line-break/><text:line-break/>print(colors[1]) -- first index is 1!<text:line-break/><text:line-break/>for i = 1, 4 do<text:line-break/> <text:s/>print(colors[i])<text:line-break/>end</text:span><text:line-break/></text:p>
      <text:p text:style-name="P72">-- <text:span text:style-name="T15">R</text:span><text:span text:style-name="T12">eference keywords with indexes =&gt; enums</text:span><text:line-break/>local side = {north=2,south=3,east=5,west=4,top=1,bottom=0}<text:line-break/>local chest = side.west</text:p>
      <text:p text:style-name="P48"><text:soft-page-break/><text:line-break/>local colorCodes = {white = 1, orange = 42, magenta = 3 }<text:line-break/>print(colorCodes["orange"])<text:line-break/>for key,value in pairs(colorCodes) do<text:line-break/> <text:s/>print(key.."="..value)<text:line-break/>end<text:line-break/><text:line-break/>local stuff = {"blue", {"stuff1", "stuff2"}, "green"}<text:line-break/>print(stuff[1])<text:line-break/>print(stuff[2][1])<text:line-break/>print(stuff[2][2])<text:line-break/>print(stuff[3])<text:line-break/><text:line-break/>-- <text:span text:style-name="T12">Get the length of a table</text:span><text:line-break/>someTable = { "bla", "blo" }<text:line-break/>local len = table.getn(someTable)<text:line-break/><text:line-break/></text:p>
      <text:p text:style-name="P48"/>
      <text:p text:style-name="P49"><text:span text:style-name="T2">--</text:span><text:span text:style-name="T6">==COMMAND LINE ARGUMENTS==</text:span><text:line-break/>-- <text:span text:style-name="T12">Command line arguments are arrays/tables!</text:span><text:line-break/>-- s://www.youtube.com/watch?v=1YMplg5ihYI&amp;list=PLaiPn4ewcbkHYflo2jl0OuNaHK6Mj-koG&amp;index=7&amp;t=15s<text:line-break/><text:line-break/>-- <text:span text:style-name="T12">Pass arguments when running a program!</text:span><text:line-break/>local tArgs = {...}<text:line-break/>local numMove = tArgs[1]<text:line-break/>local extra = tArgs[2]<text:line-break/>print("First: "..numMove.." Second: "..extra)<text:line-break/>-- <text:span text:style-name="T24">make sure to pass an integer and word when running the program!</text:span><text:line-break/>-- <text:span text:style-name="T24">ex: CommandLineArguments 3 test</text:span><text:line-break/>-- <text:span text:style-name="T24">Use this to do stuff like turtle.rotate 8</text:span><text:line-break/></text:p>
      <text:p text:style-name="P49"/>
      <text:p text:style-name="P50"><text:span text:style-name="T2">--</text:span><text:span text:style-name="T6">==Peripherals==</text:span><text:line-break/>-- https://computercraft.info/wiki/Peripheral_(API)<text:line-break/><text:line-break/>print("Peripherals Info")<text:line-break/><text:line-break/>local periph = {...}<text:line-break/>local sides = {"top", "bottom", "front", "back", "left", "right" }<text:line-break/></text:p>
      <text:p text:style-name="P50">--<text:span text:style-name="T13">doesnt work for some reason… </text:span><text:span text:style-name="T14">CAME IN ComputerCraft 1.51!!!</text:span><text:line-break/>--local names = peripheral.getNames()<text:line-break/>--namesLen = table.getn(names)<text:line-break/>--print("NamesLen: "..namesLen)<text:line-break/>--for i=1, namesLen do<text:line-break/>-- <text:s/>print("- "..names[i])<text:line-break/>--end<text:line-break/>--</text:p>
      <text:p text:style-name="P53"><text:line-break/>tableLen = table.getn(sides)<text:line-break/>for i = 1, tableLen do<text:line-break/> <text:s/>if (peripheral.isPresent(sides[i])) then<text:line-break/> <text:s text:c="3"/>print("")<text:line-break/> <text:s text:c="3"/>print("Side: "..sides[i])<text:line-break/> <text:s text:c="3"/>print("Type: "..peripheral.getType(sides[i]))<text:line-break/> <text:s text:c="2"/><text:line-break/> <text:s text:c="3"/>m = peripheral.getMethods(sides[i])<text:line-break/> <text:s text:c="3"/>methodsLen = table.getn(m)<text:line-break/> <text:s text:c="3"/>print("Methods: "..methodsLen)<text:line-break/> <text:s text:c="3"/>for n=1, methodsLen do<text:line-break/> <text:s text:c="5"/>print("- "..m[n])<text:line-break/> <text:s text:c="3"/>end <text:s text:c="2"/><text:line-break/> <text:s/>end<text:line-break/>end<text:line-break/><text:line-break/>-- <text:span text:style-name="T24">CALL METHODS</text:span><text:line-break/>-- peripheral.call(string side, string method) <text:s/><text:line-break/><text:line-break/>-- <text:span text:style-name="T24">WRAP (add a monitor on top!)</text:span><text:line-break/><text:soft-page-break/>local monitor = peripheral.wrap("top")<text:line-break/>mLen = table.getn(monitor)<text:line-break/>print("Wrapped peripheral top len: "..mLen)<text:line-break/>for i=0, mLen do<text:line-break/> <text:s/>print(m[i]) -- monitor is NOT methods array! <text:line-break/>end<text:line-break/>-- <text:span text:style-name="T12">BUT as a wrapped peripheral provides all functs</text:span><text:line-break/>-- <text:span text:style-name="T12">listed in the Term API</text:span><text:line-break/>monitor.write("Hello World!")<text:line-break/><text:line-break/>--<text:span text:style-name="T12">Some peripherals have simplified access methods like Disk Drive and rednetAPI =&gt; rednet.open(&lt;side&gt;)</text:span></text:p>
      <text:p text:style-name="P53">print("")<text:line-break/><text:line-break/>local side = "" <text:s/><text:line-break/>term.write("Enter side (top/bottom/front/back/left/right): ") <text:s/><text:line-break/>side = read()<text:line-break/>print("Peripheral Info Side: "..side)<text:line-break/>print("Type: "..peripheral.getType(side))<text:line-break/>print("Methods:")<text:line-break/>methods = peripheral.getMethods(side)<text:line-break/>len = table.getn(methods)<text:line-break/><text:line-break/>for i=1, len do<text:line-break/> <text:s/>print("- "..methods[i])<text:line-break/>end</text:p>
      <text:p text:style-name="P51"><text:line-break/><text:span text:style-name="T2">--</text:span><text:span text:style-name="T7">==TURTLES==</text:span></text:p>
      <text:p text:style-name="P6"><text:span text:style-name="T67">– </text:span><text:span text:style-name="T68">more at.. </text:span><text:a xlink:type="simple" xlink:href="https://computercraft.info/wiki/Turtle_(API)" text:style-name="Internet_20_link" text:visited-style-name="Visited_20_Internet_20_Link"><text:span text:style-name="T68">https://computercraft.info/wiki/Turtle_(API)</text:span></text:a></text:p>
      <text:p text:style-name="P52"/>
      <text:p text:style-name="P52">--<text:span text:style-name="T12">Indicates the currently selected inventory slot =&gt; DOESNT WORK IN VERSION &lt; v1.6</text:span></text:p>
      <text:p text:style-name="P52">--print(" selSlot: "..tostring(turtle.getSelectedSlot()))</text:p>
      <text:p text:style-name="P52"/>
      <text:p text:style-name="P52">--<text:span text:style-name="T12">Make the turtle select slot slotNum (1 is top left, 16 (9 in 1.33 and earlier) is bottom right)</text:span></text:p>
      <text:p text:style-name="P52">c = turtle.select(5)</text:p>
      <text:p text:style-name="P52">print(" selected 5 =&gt; c: "..tostring(c))</text:p>
      <text:p text:style-name="P52"/>
      <text:p text:style-name="P52">--<text:span text:style-name="T12">Counts how many items are in the currently selected slot or, if specified, slotNum slot</text:span></text:p>
      <text:p text:style-name="P52">itemCount = turtle.getItemCount(5)<text:tab/></text:p>
      <text:p text:style-name="P52">print(" itemCount: "..itemCount)</text:p>
      <text:p text:style-name="P52"/>
      <text:p text:style-name="P56">--<text:span text:style-name="T17">Counts space in the currently selected slot or, if specified, slotNum slot</text:span></text:p>
      <text:p text:style-name="P52">space = turtle.getItemSpace(5)</text:p>
      <text:p text:style-name="P52">print(" space: "..space)</text:p>
      <text:p text:style-name="P52"/>
      <text:p text:style-name="P58">--NOT <text:span text:style-name="T74">AVAILABLE </text:span>IN v1.5!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<text:span text:style-name="T54">--</text:span><text:a xlink:type="simple" xlink:href="https://computercraft.info/wiki/Turtle.getItemDetail" text:style-name="Internet_20_link" text:visited-style-name="Visited_20_Internet_20_Link">turtle.getItemDetail</text:a><text:span text:style-name="T61">([</text:span><text:a xlink:type="simple" xlink:href="https://computercraft.info/wiki/Number_(type)" text:style-name="Internet_20_link" text:visited-style-name="Visited_20_Internet_20_Link">number</text:a><text:span text:style-name="T55"> </text:span><text:span text:style-name="T61">slotNum])</text:span></text:p>
          </table:table-cell>
          <table:table-cell table:style-name="Tabelle3.A1" office:value-type="string">
            <text:p text:style-name="Table_20_Contents"><text:span text:style-name="T61">--Returns the ID string, count and damage values of currently selected slot or, if specified, </text:span><text:span text:style-name="Variable"><text:span text:style-name="T61">slotNum </text:span></text:span><text:span text:style-name="T61">slot</text:span></text:p>
          </table:table-cell>
        </table:table-row>
      </table:table>
      <text:p text:style-name="P52"/>
      <text:p text:style-name="P40"><text:span text:style-name="T50">--</text:span><text:span text:style-name="T31">Sign Placing Turtle</text:span></text:p>
      <text:p text:style-name="P52"><text:span text:style-name="T32">turtle.place("Sign Text")</text:span> </text:p>
      <text:p text:style-name="P52"/>
      <text:p text:style-name="P60">--Use line breaks ("\n")</text:p>
      <text:p text:style-name="P59"><text:span text:style-name="T37">turtle</text:span><text:span text:style-name="T40">.</text:span><text:span text:style-name="T37">place</text:span><text:span text:style-name="T40">(</text:span><text:span text:style-name="T41">"Line 1\nLine 2\nLine 3\nLine4"</text:span><text:span text:style-name="T40">)</text:span></text:p>
      <text:p text:style-name="P61"/>
      <text:p text:style-name="P62">Sign reading (Reading turtle, no recipe):</text:p>
      <text:p text:style-name="P8"><text:span text:style-name="T49">- </text:span><text:a xlink:type="simple" xlink:href="http://www.computercraft.info/forums2/index.php?/topic/6728-147miscperipherals-sign-commands-beta-v10/" text:style-name="Internet_20_link" text:visited-style-name="Visited_20_Internet_20_Link"><text:span text:style-name="T49">http://www.computercraft.info/forums2/index.php?/topic/6728-147miscperipherals-sign-commands-beta-v10/</text:span></text:a></text:p>
      <text:p text:style-name="P6"><text:span text:style-name="T65">- </text:span><text:a xlink:type="simple" xlink:href="https://pastebin.com/fkrv7r4V" text:style-name="Internet_20_link" text:visited-style-name="Visited_20_Internet_20_Link"><text:span text:style-name="T65">https://pastebin.com/fkrv7r4V</text:span></text:a></text:p>
      <text:p text:style-name="P27"/>
      <text:p text:style-name="P27"/>
      <text:p text:style-name="P17">--<text:span text:style-name="T52">==Os.loadAPI==</text:span></text:p>
      <text:p text:style-name="P6"><text:span text:style-name="T66">source: </text:span><text:a xlink:type="simple" xlink:href="https://computercraft.info/wiki/Os.loadAPI" text:style-name="Internet_20_link" text:visited-style-name="Visited_20_Internet_20_Link"><text:span text:style-name="T66">https://computercraft.info/wiki/Os.loadAPI</text:span></text:a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0"><text:span text:style-name="T53"><draw:a xlink:type="simple" xlink:href="https://computercraft.info/wiki/File:Grid_Redstone.png"><draw:frame draw:style-name="fr1" draw:name="Bild1" text:anchor-type="as-char" svg:width="0.688cm" svg:height="0.688cm" draw:z-index="1"><draw:image xlink:href="Pictures/1000020100000018000000187EB11E2E53ED9236.png" xlink:type="simple" xlink:show="embed" xlink:actuate="onLoad" loext:mime-type="image/png"/><svg:title>Grid Redstone.png</svg:title></draw:frame></draw:a></text:span><text:span text:style-name="T53"><text:s text:c="2"/></text:span><text:span text:style-name="T1">Function os.loadAPI</text:span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63"><text:span text:style-name="T61">Loads a user created API from a file located at </text:span><text:span text:style-name="Variable"><text:span text:style-name="T61">path</text:span></text:span><text:span text:style-name="T61">.</text:span></text:p>
            <text:p text:style-name="P69"><text:span text:style-name="T61">This function runs the file, collects all global (non-localized) variables from it and puts them into a </text:span><text:a xlink:type="simple" xlink:href="https://computercraft.info/wiki/Table_(type)" text:style-name="Internet_20_link" text:visited-style-name="Visited_20_Internet_20_Link"><text:span text:style-name="T61">table</text:span></text:a><text:span text:style-name="T54"> </text:span><text:span text:style-name="T61">into the global (</text:span><text:span text:style-name="Variable"><text:span text:style-name="T61">_G</text:span></text:span><text:span text:style-name="T61">) environment. The name of the table in the _G table becomes the name of the file.</text:span>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71">Syntax</text:p>
          </table:table-cell>
          <table:table-cell table:style-name="Tabelle1.B3" office:value-type="string">
            <text:p text:style-name="P69"><text:span text:style-name="T61">os.loadAPI(</text:span><text:a xlink:type="simple" xlink:href="https://computercraft.info/wiki/String_(type)" text:style-name="Internet_20_link" text:visited-style-name="Visited_20_Internet_20_Link"><text:span text:style-name="T61">string</text:span></text:a><text:span text:style-name="T55"> </text:span><text:span text:style-name="T61">path)</text:span></text:p>
          </table:table-cell>
        </table:table-row>
        <text:soft-page-break/>
        <table:table-row table:style-name="Tabelle1.2">
          <table:table-cell table:style-name="Tabelle1.A4" office:value-type="string">
            <text:p text:style-name="P71">Returns</text:p>
          </table:table-cell>
          <table:table-cell table:style-name="Tabelle1.B4" office:value-type="string">
            <text:p text:style-name="P69"><text:a xlink:type="simple" xlink:href="https://computercraft.info/wiki/Boolean_(type)" text:style-name="Internet_20_link" text:visited-style-name="Visited_20_Internet_20_Link"><text:span text:style-name="T61">Boolean</text:span></text:a><text:span text:style-name="T55"> </text:span><text:span text:style-name="T61">did the API load successfully?</text:span></text:p>
          </table:table-cell>
        </table:table-row>
        <table:table-row table:style-name="Tabelle1.3">
          <table:table-cell table:style-name="Tabelle1.A5" office:value-type="string">
            <text:p text:style-name="P71">Part of</text:p>
          </table:table-cell>
          <table:table-cell table:style-name="Tabelle1.B5" office:value-type="string">
            <text:p text:style-name="P69"><text:a xlink:type="simple" xlink:href="https://computercraft.info/wiki/ComputerCraft" text:style-name="Internet_20_link" text:visited-style-name="Visited_20_Internet_20_Link"><text:span text:style-name="T54">ComputerCraft</text:span></text:a></text:p>
          </table:table-cell>
        </table:table-row>
        <table:table-row table:style-name="Tabelle1.2">
          <table:table-cell table:style-name="Tabelle1.A6" office:value-type="string">
            <text:p text:style-name="P71">API</text:p>
          </table:table-cell>
          <table:table-cell table:style-name="Tabelle1.B6" office:value-type="string">
            <text:p text:style-name="P69"><text:a xlink:type="simple" xlink:href="https://computercraft.info/wiki/OS_(API)" text:style-name="Internet_20_link" text:visited-style-name="Visited_20_Internet_20_Link"><text:span text:style-name="T54">OS</text:span></text:a></text:p>
          </table:table-cell>
        </table:table-row>
      </table:table>
      <text:h text:style-name="P4" text:outline-level="2"><text:bookmark text:name="Examples"/>Example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0"><text:span text:style-name="T53"><draw:a xlink:type="simple" xlink:href="https://computercraft.info/wiki/File:Grid_paper.png"><draw:frame draw:style-name="fr1" draw:name="Bild2" text:anchor-type="as-char" svg:width="0.688cm" svg:height="0.688cm" draw:z-index="0"><draw:image xlink:href="Pictures/1000020100000018000000186FB8991FA3D7FD74.png" xlink:type="simple" xlink:show="embed" xlink:actuate="onLoad" loext:mime-type="image/png"/><svg:title>Grid paper.png</svg:title></draw:frame></draw:a></text:span><text:span text:style-name="T53"><text:s text:c="2"/></text:span><text:span text:style-name="T1">Example</text:span></text:p>
          </table:table-cell>
          <table:covered-table-cell/>
        </table:table-row>
        <table:table-row table:style-name="Tabelle2.2">
          <table:table-cell table:style-name="Tabelle2.A2" table:number-columns-spanned="2" office:value-type="string">
            <text:p text:style-name="P70">Loads an API saved at "<text:span text:style-name="T8">test/myAPI</text:span>" and runs the global function "<text:span text:style-name="T8">hello</text:span>" from it.</text:p>
          </table:table-cell>
          <table:covered-table-cell/>
        </table:table-row>
        <table:table-row table:style-name="Tabelle2.3">
          <table:table-cell table:style-name="Tabelle2.A3" office:value-type="string">
            <text:p text:style-name="P71">Code</text:p>
          </table:table-cell>
          <table:table-cell table:style-name="Tabelle2.B3" office:value-type="string">
            <text:p text:style-name="P66">--test/myAPI:</text:p>
            <text:p text:style-name="P68"/>
            <text:p text:style-name="P67">local text = "Hello World!" <text:span text:style-name="T8">-- this won't be seen from outside of the API because it is localized</text:span></text:p>
            <text:p text:style-name="P68"/>
            <text:p text:style-name="P67">function hello () <text:span text:style-name="T8">-- this will be seen from outside the API because it is </text:span><text:span text:style-name="T10">not</text:span><text:span text:style-name="T8"> localized</text:span></text:p>
            <text:p text:style-name="P65"><text:span text:style-name="T51"><text:s text:c="2"/></text:span><text:a xlink:type="simple" xlink:href="https://computercraft.info/wiki/Print" text:style-name="Internet_20_link" text:visited-style-name="Visited_20_Internet_20_Link"><text:span text:style-name="T54">print</text:span></text:a><text:span text:style-name="T51">(text)</text:span></text:p>
            <text:p text:style-name="P64">end</text:p>
            <text:p text:style-name="P66">--The program that will use "myAPI"</text:p>
            <text:p text:style-name="P68"/>
            <text:p text:style-name="P67"><text:span text:style-name="T1">os.loadAPI("test/myAPI")</text:span> <text:span text:style-name="T8">-- load the API</text:span></text:p>
            <text:p text:style-name="P68"/>
            <text:p text:style-name="P64">myAPI.hello() <text:span text:style-name="T8">-- runs the function "hello" from the API</text:span></text:p>
          </table:table-cell>
        </table:table-row>
        <table:table-row>
          <table:table-cell table:style-name="Tabelle2.A4" office:value-type="string">
            <text:p text:style-name="P71">Output</text:p>
          </table:table-cell>
          <table:table-cell table:style-name="Tabelle2.B4" office:value-type="string">
            <text:p text:style-name="P70">Hello World!</text:p>
          </table:table-cell>
        </table:table-row>
      </table:table>
      <text:h text:style-name="P4" text:outline-level="2"><text:bookmark text:name="Additional_Notes"/>Additional Notes</text:h>
      <text:list xml:id="list1698166104" text:style-name="L1">
        <text:list-header>
          <text:p text:style-name="P77"><text:span text:style-name="Variable"><text:span text:style-name="T42">- Path </text:span></text:span><text:span text:style-name="T43">must </text:span><text:span text:style-name="T42">be an absolute path.</text:span></text:p>
          <text:p text:style-name="P78">- All variables which will be needed to be accessed through <text:span text:style-name="T8">&lt;apiname&gt;.&lt;variable/function&gt; </text:span><text:span text:style-name="T1">must </text:span>be global.</text:p>
          <text:p text:style-name="P79"><text:span text:style-name="T42">- By default APIs </text:span><text:span text:style-name="T43">cannot </text:span><text:span text:style-name="T42">access </text:span><text:a xlink:type="simple" xlink:href="https://computercraft.info/wiki/Shell_(API)" text:style-name="Internet_20_link" text:visited-style-name="Visited_20_Internet_20_Link"><text:span text:style-name="T61">shell API</text:span></text:a><text:span text:style-name="T44"> </text:span><text:span text:style-name="T42">and </text:span><text:a xlink:type="simple" xlink:href="https://computercraft.info/wiki/Multishell_(API)" text:style-name="Internet_20_link" text:visited-style-name="Visited_20_Internet_20_Link"><text:span text:style-name="T44">multishell API</text:span></text:a><text:span text:style-name="T42">.</text:span></text:p>
        </text:list-header>
      </text:list>
      <text:p text:style-name="P27"/>
      <text:p text:style-name="P27"/>
      <text:p text:style-name="P18">--==EVENTS==</text:p>
      <text:p text:style-name="P29"><text:span text:style-name="T18">--https://computercraft.info/wiki/Os.pullEvent#Event_types</text:span><text:line-break/>--<text:span text:style-name="T12">https://www.youtube.com/watch?v=-acYafWcdoc&amp;list=PL9XabkF_A5YjFHJpJV5f5ta6cx81Ku_4k&amp;index=7</text:span><text:line-break/><text:line-break/>term.clear()<text:line-break/>term.setCursorPos(1,1)<text:line-break/><text:line-break/>print("Press any key or mouse (mouse=AdvComputer only!)")<text:line-break/><text:line-break/>event, param1 = os.pullEvent() -- pull event returns 2 variables!<text:line-break/><text:line-break/>print("Event: "..event.." Param1: "..param1.." &lt;-- every key has a different number")<text:line-break/><text:line-break/>-- <text:span text:style-name="T12">Different events will generate a different number of events. </text:span><text:line-break/>-- <text:span text:style-name="T12">(up to 5, mostly 4)</text:span><text:line-break/><text:line-break/>print("Terminate loop with: q")<text:line-break/>count = 0<text:line-break/>while param1 ~= "q" do<text:line-break/> <text:s text:c="3"/>event, param1, param2, param3, param4 = os.pullEvent()<text:line-break/> <text:s text:c="3"/>print(count.." Event: "..tostring(event).." p1: "..tostring(param1).." p2: "..tostring(param2).." p3: "..tostring(param3).." p4: "..tostring(param4))<text:line-break/> <text:s text:c="3"/>count = count + 1<text:line-break/>end<text:line-break/><text:line-break/>-- <text:span text:style-name="T12">Peripherals can generate events for a computer!</text:span><text:line-break/><text:line-break/>--<text:span text:style-name="T2">EXAMPLE [chat events and chatbox]</text:span><text:line-break/>-- <text:span text:style-name="T12">Add a chatbox to bottom of your computer for next example.</text:span><text:line-break/></text:p>
      <text:p text:style-name="P28">print("Write something in chat!")<text:line-break/>chatBox = peripheral.wrap("bottom")<text:line-break/>event, p1, p2 = os.pullEvent("chat")<text:line-break/>print(" cBox: "..tostring(chatBox))<text:line-break/>if chatBox then<text:line-break/> <text:s text:c="3"/>chatBox.say("Hi, your Events program used the chatbox to respond here!")<text:line-break/>end<text:line-break/><text:soft-page-break/>print("Received chat event: "..tostring(event).." p1: "..tostring(p1).." p2: "..tostring(p2))<text:line-break/><text:line-break/></text:p>
      <text:p text:style-name="P33">TODO =&gt; <text:a xlink:type="simple" xlink:href="https://www.youtube.com/watch?v=VBX0dmtIbd4&amp;list=PL9XabkF_A5YjFHJpJV5f5ta6cx81Ku_4k&amp;index=12" text:style-name="Internet_20_link" text:visited-style-name="Visited_20_Internet_20_Link">https://www.youtube.com/watch?v=VBX0dmtIbd4&amp;list=PL9XabkF_A5YjFHJpJV5f5ta6cx81Ku_4k&amp;index=12</text:a></text:p>
      <text:p text:style-name="P33"><text:a xlink:type="simple" xlink:href="https://www.youtube.com/watch?v=kTzkTcCTVZg&amp;list=PL9XabkF_A5YjFHJpJV5f5ta6cx81Ku_4k&amp;index=14" text:style-name="Internet_20_link" text:visited-style-name="Visited_20_Internet_20_Link">https://www.youtube.com/watch?v=kTzkTcCTVZg&amp;list=PL9XabkF_A5YjFHJpJV5f5ta6cx81Ku_4k&amp;index=14</text:a></text:p>
      <text:p text:style-name="P33"/>
      <text:p text:style-name="P33"><text:a xlink:type="simple" xlink:href="http://www.computercraft.info/forums2/index.php?/topic/3923-basic-file-io-learn-how-to-save-data/" text:style-name="Internet_20_link" text:visited-style-name="Visited_20_Internet_20_Link">http://www.computercraft.info/forums2/index.php?/topic/3923-basic-file-io-learn-how-to-save-data/</text:a></text:p>
      <text:p text:style-name="P33"><text:a xlink:type="simple" xlink:href="https://www.youtube.com/watch?v=0cEeQek7Ly4" text:style-name="Internet_20_link" text:visited-style-name="Visited_20_Internet_20_Link">https://www.youtube.com/watch?v=0cEeQek7Ly4</text:a></text:p>
      <text:p text:style-name="P33"/>
      <text:p text:style-name="P33"><text:span text:style-name="T2">--==FS_API==</text:span><text:line-break/>--https://computercraft.info/wiki/Fs_(API)<text:line-break/>--http://computercraft.info/wiki/Fs.open<text:line-break/><text:line-break/>-- DIRECTORIES<text:line-break/>path = "TestFolder_123/"<text:line-break/>exists = fs.exists(path)<text:line-break/>if not exists then<text:line-break/> <text:s text:c="3"/>fs.makeDir(path)<text:line-break/>end<text:line-break/>print("Check for new directory: "..path.." exists: "..tostring(exists))<text:line-break/><text:line-break/>-- CREATE FILES<text:line-break/>filePath = path.."newFile"<text:line-break/><text:line-break/>local file = fs.open(filePath, "w")<text:line-break/>file.writeLine("This is line 1")<text:line-break/>file.writeLine("This is line 2")<text:line-break/>file.writeLine("This is the end")<text:line-break/>file.close() -- <text:span text:style-name="T24">NEVER FORGET TO CLOSE A FILE!</text:span><text:line-break/><text:line-break/>print("")<text:line-break/><text:line-break/>-- READ FILES<text:line-break/>h = fs.open(filePath, "r")<text:line-break/>print("h: "..tostring(h))<text:line-break/><text:line-break/>-- [readLine()] returns string the next line read from the <text:line-break/>-- file, with the end-of-line character stripped; or nil <text:line-break/>-- if there are no more lines in the file<text:line-break/>print("readLine()")<text:line-break/>line = h.readLine()<text:line-break/>print("Line: "..line)<text:line-break/><text:line-break/>-- Iterate with readline!<text:line-break/>-- http://www.computercraft.info/forums2/index.php?/topic/25583-fsreadline/<text:line-break/>local file_lines = {} --#create a blank table<text:line-break/>--# file.readLine is a function which acts similar to pairs or ipairs,<text:line-break/>-- <text:s/>and therefor can be used like this:<text:line-break/>for line in h.readLine do <text:line-break/> <text:s/>--#set file_lines[ the number of items in file_lines + 1 ] equal to the current line<text:line-break/> <text:s/>file_lines[#file_lines + 1] = line <text:line-break/>end<text:line-break/>print("- fileLine[0]: "..file_lines[1]) --#prints the first line of the file<text:line-break/>print("")<text:line-break/><text:line-break/>-- [readAll()] returns string the entire rest of the file, <text:line-break/>-- with the end-of-line character on the very <text:line-break/>-- last line (if present) stripped.<text:line-break/>print("readAll()")<text:line-break/>h = fs.open(filePath, "r") -- reopen file (lines have already been iterated)<text:line-break/>text = h.readAll()<text:line-break/>print("Text: "..text)<text:line-break/><text:line-break/>h.close() -- <text:span text:style-name="T24">NEVER FORGET TO CLOSE A FILE!</text:span><text:line-break/><text:line-break/>print("Check for text file in: "..filePath..".")<text:line-break/><text:line-break/>-- DELETE DIRECTORIES/FILES<text:line-break/>answerAccepted = false<text:line-break/>while not answerAccepted do<text:line-break/><text:soft-page-break/> <text:s text:c="3"/>write("Remove "..path.."? (y/n)")<text:line-break/> <text:s text:c="3"/>remove = tostring(read())<text:line-break/> <text:s text:c="3"/>if remove == "y" then<text:line-break/> <text:s text:c="7"/>fs.delete(path)<text:line-break/> <text:s text:c="7"/>print("Directory "..path.." has been removed")<text:line-break/> <text:s text:c="7"/>answerAccepted = true<text:line-break/> <text:s text:c="3"/>elseif remove == "n" then<text:line-break/> <text:s text:c="7"/>answerAccepted = true<text:line-break/> <text:s text:c="3"/>end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3:40:03.018000000</meta:creation-date>
    <dc:date>2021-04-05T22:21:35.672000000</dc:date>
    <meta:editing-duration>P1DT19H12M24S</meta:editing-duration>
    <meta:editing-cycles>68</meta:editing-cycles>
    <meta:generator>LibreOffice/6.1.4.2$Windows_x86 LibreOffice_project/9d0f32d1f0b509096fd65e0d4bec26ddd1938fd3</meta:generator>
    <meta:document-statistic meta:table-count="3" meta:image-count="2" meta:object-count="0" meta:page-count="11" meta:paragraph-count="128" meta:word-count="2832" meta:character-count="19385" meta:non-whitespace-character-count="16344"/>
  </office:meta>
</office:document-meta>
</file>